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center" draw:textarea-vertical-align="middle" draw:fit-to-contour="true" fo:padding-top="0cm" fo:padding-bottom="0cm" fo:padding-left="0cm" fo:padding-r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outline1" style:list-style-name="L2">
      <style:graphic-properties fo:min-height="13.609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5.062cm" presentation:class="title" presentation:user-transformed="true">
          <draw:text-box>
            <text:p><text:span text:style-name="T1">Open Source Software Practices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Quiz #1</text:span></text:p>
            <text:p/>
            <text:p>September 14 - 200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VN</text:p>
          </draw:text-box>
        </draw:frame>
        <draw:frame presentation:style-name="pr5" draw:layer="layout" svg:width="22.999cm" svg:height="10.125cm" svg:x="2.54cm" svg:y="5.08cm" presentation:class="outline" presentation:user-transformed="true">
          <draw:text-box>
            <text:list text:style-name="L2">
              <text:list-item>
                <text:p><text:s text:c="2"/>sudo apt-get install svn</text:p>
              </text:list-item>
              <text:list-item>
                <text:p>svn co <text:s text:c="2"/>http://...</text:p>
              </text:list-item>
              <text:list-item>
                <text:p><text:s text:c="2"/>svn <text:s/>update</text:p>
              </text:list-item>
              <text:list-item>
                <text:p><text:s text:c="2"/>svn status</text:p>
              </text:list-item>
              <text:list-item>
                <text:p><text:s text:c="2"/>svn mv <text:s/>oldname newname</text:p>
              </text:list-item>
              <text:list-item>
                <text:p><text:s text:c="2"/>svn remove filetode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ote</text:p>
          </draw:text-box>
        </draw:frame>
        <draw:frame presentation:style-name="pr7" draw:layer="layout" svg:width="22.999cm" svg:height="10.125cm" svg:x="2.54cm" svg:y="5.08cm" presentation:class="outline" presentation:user-transformed="true">
          <draw:text-box>
            <text:list text:style-name="L2">
              <text:list-item>
                <text:p>A) Documents, Source, Testing</text:p>
              </text:list-item>
              <text:list-item>
                <text:p>B) documents, source, tests</text:p>
              </text:list-item>
              <text:list-item>
                <text:p>C) Blank, don't care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ote</text:p>
          </draw:text-box>
        </draw:frame>
        <draw:frame presentation:style-name="pr8" draw:layer="layout" svg:width="22.999cm" svg:height="10.125cm" svg:x="2.54cm" svg:y="5.08cm" presentation:class="outline" presentation:user-transformed="true">
          <draw:text-box>
            <text:list text:style-name="L2">
              <text:list-item>
                <text:p>A) doc, src, test</text:p>
              </text:list-item>
              <text:list-item>
                <text:p>B) documents, source, tests</text:p>
              </text:list-item>
              <text:list-item>
                <text:p>C) don't care</text:p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Dash</text:p>
          </draw:text-box>
        </draw:frame>
        <draw:frame presentation:style-name="pr9" draw:layer="layout" svg:width="22.999cm" svg:height="10.125cm" svg:x="2.54cm" svg:y="5.08cm" presentation:class="outline" presentation:user-transformed="true">
          <draw:text-box>
            <text:list text:style-name="L2">
              <text:list-item>
                <text:p><text:s text:c="2"/>Volunteers to set up a Cdash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ding Style</text:p>
          </draw:text-box>
        </draw:frame>
        <draw:frame presentation:style-name="pr10" draw:layer="layout" svg:width="22.999cm" svg:height="10.125cm" svg:x="2.54cm" svg:y="5.08cm" presentation:class="outline" presentation:user-transformed="true">
          <draw:text-box>
            <text:list text:style-name="L2">
              <text:list-item>
                <text:p><text:s text:c="2"/>Volunteers to set up a Cdash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iki Voting (Long term voting?)</text:p>
          </draw:text-box>
        </draw:frame>
        <draw:frame presentation:style-name="pr11" draw:layer="layout" svg:width="22.999cm" svg:height="10.125cm" svg:x="2.54cm" svg:y="5.08cm" presentation:class="outline" presentation:user-transformed="true">
          <draw:text-box>
            <text:list text:style-name="L2">
              <text:list-header>
                <text:p>Blah blah blah?</text:p>
              </text:list-header>
              <text:list-item>
                <text:p text:style-name="P2"><text:span text:style-name="T1">Support</text:span> – blah is good – Roy</text:p>
              </text:list-item>
              <text:list-item>
                <text:p text:style-name="P2"><text:span text:style-name="T1">Disapproval</text:span> – moral objection to blah – G</text:p>
              </text:list-item>
              <text:list-item>
                <text:p text:style-name="P2"><text:span text:style-name="T1">Weak Support</text:span> – blah gives me heartburn – Random Person</text:p>
              </text:list-item>
            </text:list>
          </draw:text-box>
        </draw:frame>
        <draw:rect draw:style-name="gr2" draw:text-style-name="P3" draw:layer="layout" svg:width="18.415cm" svg:height="6.35cm" svg:x="1.905cm" svg:y="13.97cm">
          <text:p text:style-name="P3"><text:span text:style-name="T2">This would be done on the wiki – when a vote is needed, a page is created for it. We could have a directory (goes the google wiki have a concept of directories?)</text:span></text:p>
          <text:p text:style-name="P3"><text:span text:style-name="T2"/></text:p>
          <text:p text:style-name="P3"><text:span text:style-name="T2">This would be for long term – iClicker is better in the short term.</text:span></text:p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hort term out of class vot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Emails with something like: “[POLL] Emacs or vi?” for a subject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ding Styl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First – look at the code that's already there, and say ew. ;-)</text:p>
              </text:list-item>
              <text:list-item>
                <text:p/>
              </text:list-item>
              <text:list-item>
                <text:p>A) K&amp;R (1TBS)</text:p>
              </text:list-item>
              <text:list-item>
                <text:p>B) Allman</text:p>
              </text:list-item>
              <text:list-item>
                <text:p>C) Allman + 1 space after keyword</text:p>
              </text:list-item>
              <text:list-item>
                <text:p>D) None of the above</text:p>
              </text:list-item>
              <text:list-item>
                <text:p>E) Don't c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ding Styl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A) Allman</text:p>
              </text:list-item>
              <text:list-item>
                <text:p>B) Allman with space around keyword</text:p>
              </text:list-item>
              <text:list-item>
                <text:p>C) X_X</text:p>
              </text:list-item>
              <text:list-item>
                <text:p>D) Don't c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itespac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Somebody look at the code and tell me what it uses now.</text:p>
              </text:list-item>
              <text:list-item>
                <text:p/>
              </text:list-item>
              <text:list-item>
                <text:p>A) Tabs</text:p>
              </text:list-item>
              <text:list-item>
                <text:p>B) 2 spaces</text:p>
              </text:list-item>
              <text:list-item>
                <text:p>C) 4 sp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(This is not a real poll)</text:p>
              </text:list-item>
              <text:list-item>
                <text:p>A) Vi</text:p>
              </text:list-item>
              <text:list-item>
                <text:p>B) Ema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8.757cm" svg:x="1.471cm" svg:y="5.933cm" presentation:class="title" presentation:user-transformed="true">
          <draw:text-box>
            <text:p>վերջ<text:line-break/>End<text:line-break/>fin<text:line-break/>終結<text:line-break/>τέλος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1T07:27:04</meta:creation-date>
    <meta:editing-duration>PT03H26M39S</meta:editing-duration>
    <meta:editing-cycles>31</meta:editing-cycles>
    <dc:date>2009-09-14T18:31:39.62</dc:date>
    <meta:generator>OpenOffice.org/3.0$Win32 OpenOffice.org_project/300m15$Build-9379</meta:generator>
    <dc:creator>Luis Ibanez</dc:cre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